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75:$'IPIP Big 5 Sample Questionnaire'.$E$7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75:$'IPIP Big 5 Sample Questionnaire'.$E$7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6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 table:style-name="ce19"/>
          <table:table-cell table:number-columns-repeated="10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9"/>
          <table:table-cell table:number-columns-repeated="10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7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  <table:table-cell/>
        </table:table-row>
        <table:table-row table:style-name="ro4">
          <table:table-cell office:value-type="string" calcext:value-type="string">
            <text:p>They are the life of the party.</text:p>
          </table:table-cell>
          <table:table-cell table:style-name="ce19" table:content-validation-name="val1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]);[.J5];IF(ISTEXT([.C5]);[.K5];IF(ISTEXT([.D5]);[.L5];IF(ISTEXT([.E5]);[.M5];IF(ISTEXT([.F5]);[.N5];0)))))" office:value-type="float" office:value="0" calcext:value-type="float">
            <text:p>0</text:p>
          </table:table-cell>
          <table:table-cell table:style-name="ce22"/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6]);[.J6];IF(ISTEXT([.C6]);[.K6];IF(ISTEXT([.D6]);[.L6];IF(ISTEXT([.E6]);[.M6];IF(ISTEXT([.F6]);[.N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always prepar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7]);[.J7];IF(ISTEXT([.C7]);[.K7];IF(ISTEXT([.D7]);[.L7];IF(ISTEXT([.E7]);[.M7];IF(ISTEXT([.F7]);[.N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8]);[.J8];IF(ISTEXT([.C8]);[.K8];IF(ISTEXT([.D8]);[.L8];IF(ISTEXT([.E8]);[.M8];IF(ISTEXT([.F8]);[.N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9]);[.J9];IF(ISTEXT([.C9]);[.K9];IF(ISTEXT([.D9]);[.L9];IF(ISTEXT([.E9]);[.M9];IF(ISTEXT([.F9]);[.N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0]);[.J10];IF(ISTEXT([.C10]);[.K10];IF(ISTEXT([.D10]);[.L10];IF(ISTEXT([.E10]);[.M10];IF(ISTEXT([.F10]);[.N1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interested in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1]);[.J11];IF(ISTEXT([.C11]);[.K11];IF(ISTEXT([.D11]);[.L11];IF(ISTEXT([.E11]);[.M11];IF(ISTEXT([.F11]);[.N1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eave theirbelongings a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2]);[.J12];IF(ISTEXT([.C12]);[.K12];IF(ISTEXT([.D12]);[.L12];IF(ISTEXT([.E12]);[.M12];IF(ISTEXT([.F12]);[.N1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relaxed most of the tim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3]);[.J13];IF(ISTEXT([.C13]);[.K13];IF(ISTEXT([.D13]);[.L13];IF(ISTEXT([.E13]);[.M13];IF(ISTEXT([.F13]);[.N1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4]);[.J14];IF(ISTEXT([.C14]);[.K14];IF(ISTEXT([.D14]);[.L14];IF(ISTEXT([.E14]);[.M14];IF(ISTEXT([.F14]);[.N1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5]);[.J15];IF(ISTEXT([.C15]);[.K15];IF(ISTEXT([.D15]);[.L15];IF(ISTEXT([.E15]);[.M15];IF(ISTEXT([.F15]);[.N1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6]);[.J16];IF(ISTEXT([.C16]);[.K16];IF(ISTEXT([.D16]);[.L16];IF(ISTEXT([.E16]);[.M16];IF(ISTEXT([.F16]);[.N1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7]);[.J17];IF(ISTEXT([.C17]);[.K17];IF(ISTEXT([.D17]);[.L17];IF(ISTEXT([.E17]);[.M17];IF(ISTEXT([.F17]);[.N1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8]);[.J18];IF(ISTEXT([.C18]);[.K18];IF(ISTEXT([.D18]);[.L18];IF(ISTEXT([.E18]);[.M18];IF(ISTEXT([.F18]);[.N1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9]);[.J19];IF(ISTEXT([.C19]);[.K19];IF(ISTEXT([.D19]);[.L19];IF(ISTEXT([.E19]);[.M19];IF(ISTEXT([.F19]);[.N1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0]);[.J20];IF(ISTEXT([.C20]);[.K20];IF(ISTEXT([.D20]);[.L20];IF(ISTEXT([.E20]);[.M20];IF(ISTEXT([.F20]);[.N2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1]);[.J21];IF(ISTEXT([.C21]);[.K21];IF(ISTEXT([.D21]);[.L21];IF(ISTEXT([.E21]);[.M21];IF(ISTEXT([.F21]);[.N2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2]);[.J22];IF(ISTEXT([.C22]);[.K22];IF(ISTEXT([.D22]);[.L22];IF(ISTEXT([.E22]);[.M22];IF(ISTEXT([.F22]);[.N2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3]);[.J23];IF(ISTEXT([.C23]);[.K23];IF(ISTEXT([.D23]);[.L23];IF(ISTEXT([.E23]);[.M23];IF(ISTEXT([.F23]);[.N2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not interested in abstrac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4]);[.J24];IF(ISTEXT([.C24]);[.K24];IF(ISTEXT([.D24]);[.L24];IF(ISTEXT([.E24]);[.M24];IF(ISTEXT([.F24]);[.N2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5]);[.J25];IF(ISTEXT([.C25]);[.K25];IF(ISTEXT([.D25]);[.L25];IF(ISTEXT([.E25]);[.M25];IF(ISTEXT([.F25]);[.N2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not interested in other people's problem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6]);[.J26];IF(ISTEXT([.C26]);[.K26];IF(ISTEXT([.D26]);[.L26];IF(ISTEXT([.E26]);[.M26];IF(ISTEXT([.F26]);[.N2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7]);[.J27];IF(ISTEXT([.C27]);[.K27];IF(ISTEXT([.D27]);[.L27];IF(ISTEXT([.E27]);[.M27];IF(ISTEXT([.F27]);[.N2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easily disturbed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8]);[.J28];IF(ISTEXT([.C28]);[.K28];IF(ISTEXT([.D28]);[.L28];IF(ISTEXT([.E28]);[.M28];IF(ISTEXT([.F28]);[.N2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9]);[.J29];IF(ISTEXT([.C29]);[.K29];IF(ISTEXT([.D29]);[.L29];IF(ISTEXT([.E29]);[.M29];IF(ISTEXT([.F29]);[.N2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0]);[.J30];IF(ISTEXT([.C30]);[.K30];IF(ISTEXT([.D30]);[.L30];IF(ISTEXT([.E30]);[.M30];IF(ISTEXT([.F30]);[.N3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1]);[.J31];IF(ISTEXT([.C31]);[.K31];IF(ISTEXT([.D31]);[.L31];IF(ISTEXT([.E31]);[.M31];IF(ISTEXT([.F31]);[.N3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2]);[.J32];IF(ISTEXT([.C32]);[.K32];IF(ISTEXT([.D32]);[.L32];IF(ISTEXT([.E32]);[.M32];IF(ISTEXT([.F32]);[.N3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3]);[.J33];IF(ISTEXT([.C33]);[.K33];IF(ISTEXT([.D33]);[.L33];IF(ISTEXT([.E33]);[.M33];IF(ISTEXT([.F33]);[.N3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4]);[.J34];IF(ISTEXT([.C34]);[.K34];IF(ISTEXT([.D34]);[.L34];IF(ISTEXT([.E34]);[.M34];IF(ISTEXT([.F34]);[.N3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5]);[.J35];IF(ISTEXT([.C35]);[.K35];IF(ISTEXT([.D35]);[.L35];IF(ISTEXT([.E35]);[.M35];IF(ISTEXT([.F35]);[.N3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not really interested in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6]);[.J36];IF(ISTEXT([.C36]);[.K36];IF(ISTEXT([.D36]);[.L36];IF(ISTEXT([.E36]);[.M36];IF(ISTEXT([.F36]);[.N3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7]);[.J37];IF(ISTEXT([.C37]);[.K37];IF(ISTEXT([.D37]);[.L37];IF(ISTEXT([.E37]);[.M37];IF(ISTEXT([.F37]);[.N3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hange their mood a lot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8]);[.J38];IF(ISTEXT([.C38]);[.K38];IF(ISTEXT([.D38]);[.L38];IF(ISTEXT([.E38]);[.M38];IF(ISTEXT([.F38]);[.N3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quick to understand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9]);[.J39];IF(ISTEXT([.C39]);[.K39];IF(ISTEXT([.D39]);[.L39];IF(ISTEXT([.E39]);[.M39];IF(ISTEXT([.F39]);[.N3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0]);[.J40];IF(ISTEXT([.C40]);[.K40];IF(ISTEXT([.D40]);[.L40];IF(ISTEXT([.E40]);[.M40];IF(ISTEXT([.F40]);[.N4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1]);[.J41];IF(ISTEXT([.C41]);[.K41];IF(ISTEXT([.D41]);[.L41];IF(ISTEXT([.E41]);[.M41];IF(ISTEXT([.F41]);[.N4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Shirk their</text:span> dutie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2]);[.J42];IF(ISTEXT([.C42]);[.K42];IF(ISTEXT([.D42]);[.L42];IF(ISTEXT([.E42]);[.M42];IF(ISTEXT([.F42]);[.N4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3]);[.J43];IF(ISTEXT([.C43]);[.K43];IF(ISTEXT([.D43]);[.L43];IF(ISTEXT([.E43]);[.M43];IF(ISTEXT([.F43]);[.N4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4]);[.J44];IF(ISTEXT([.C44]);[.K44];IF(ISTEXT([.D44]);[.L44];IF(ISTEXT([.E44]);[.M44];IF(ISTEXT([.F44]);[.N4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5]);[.J45];IF(ISTEXT([.C45]);[.K45];IF(ISTEXT([.D45]);[.L45];IF(ISTEXT([.E45]);[.M45];IF(ISTEXT([.F45]);[.N4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6]);[.J46];IF(ISTEXT([.C46]);[.K46];IF(ISTEXT([.D46]);[.L46];IF(ISTEXT([.E46]);[.M46];IF(ISTEXT([.F46]);[.N4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7]);[.J47];IF(ISTEXT([.C47]);[.K47];IF(ISTEXT([.D47]);[.L47];IF(ISTEXT([.E47]);[.M47];IF(ISTEXT([.F47]);[.N4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8]);[.J48];IF(ISTEXT([.C48]);[.K48];IF(ISTEXT([.D48]);[.L48];IF(ISTEXT([.E48]);[.M48];IF(ISTEXT([.F48]);[.N4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9]);[.J49];IF(ISTEXT([.C49]);[.K49];IF(ISTEXT([.D49]);[.L49];IF(ISTEXT([.E49]);[.M49];IF(ISTEXT([.F49]);[.N4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quiet around stranger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50]);[.J50];IF(ISTEXT([.C50]);[.K50];IF(ISTEXT([.D50]);[.L50];IF(ISTEXT([.E50]);[.M50];IF(ISTEXT([.F50]);[.N5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1]);[.J51];IF(ISTEXT([.C51]);[.K51];IF(ISTEXT([.D51]);[.L51];IF(ISTEXT([.E51]);[.M51];IF(ISTEXT([.F51]);[.N5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exacting in my work.</text:p>
          </table:table-cell>
          <table:table-cell table:style-name="ce20" table:content-validation-name="val2"/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2]);[.J52];IF(ISTEXT([.C52]);[.K52];IF(ISTEXT([.D52]);[.L52];IF(ISTEXT([.E52]);[.M52];IF(ISTEXT([.F52]);[.N5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3]);[.J53];IF(ISTEXT([.C53]);[.K53];IF(ISTEXT([.D53]);[.L53];IF(ISTEXT([.E53]);[.M53];IF(ISTEXT([.F53]);[.N5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 full of ideas.</text:p>
          </table:table-cell>
          <table:table-cell table:style-name="ce20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4]);[.J54];IF(ISTEXT([.C54]);[.K54];IF(ISTEXT([.D54]);[.L54];IF(ISTEXT([.E54]);[.M54];IF(ISTEXT([.F54]);[.N54];0)))))"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table-cell table:style-name="ce19" table:content-validation-name="val1"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9"/>
          <table:table-cell office:value-type="string" calcext:value-type="string">
            <text:p>|</text:p>
          </table:table-cell>
          <table:table-cell office:value-type="string" calcext:value-type="string" table:number-columns-spanned="8" table:number-rows-spanned="1">
            <text:p>----------------------------------------------------------------------------------------------------</text:p>
          </table:table-cell>
          <table:covered-table-cell table:number-columns-repeated="6" table:style-name="ce19"/>
          <table:covered-table-cell/>
          <table:table-cell/>
        </table:table-row>
        <table:table-row table:style-name="ro4">
          <table:table-cell table:number-columns-repeated="16"/>
        </table:table-row>
        <table:table-row table:style-name="ro4">
          <table:table-cell table:style-name="ce11" office:value-type="string" calcext:value-type="string" table:number-columns-spanned="15" table:number-rows-spanned="1">
            <text:p>Items were copied from <text:span text:style-name="T2">https://ipip.ori.org/New_IPIP-50-item-scale.htm</text:span> on May 23, 2020.</text:p>
          </table:table-cell>
          <table:covered-table-cell table:number-columns-repeated="5" table:style-name="ce19"/>
          <table:covered-table-cell table:number-columns-repeated="2"/>
          <table:covered-table-cell table:number-columns-repeated="4" table:style-name="Default"/>
          <table:covered-table-cell table:number-columns-repeated="2" table:style-name="ce19"/>
          <table:covered-table-cell/>
          <table:table-cell/>
        </table:table-row>
        <table:table-row table:style-name="ro4" table:number-rows-repeated="3">
          <table:table-cell table:number-columns-repeated="16"/>
        </table:table-row>
        <table:table-row table:style-name="ro4">
          <table:table-cell/>
          <table:table-cell table:style-name="ce8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3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0" calcext:value-type="float">
            <text:p>0</text:p>
          </table:table-cell>
          <table:table-cell table:formula="of:=PRODUCT(ORG.LIBREOFFICE.RAWSUBTRACT( [.B64];5);2)" office:value-type="float" office:value="-10" calcext:value-type="float">
            <text:p>-10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0" calcext:value-type="float">
            <text:p>0</text:p>
          </table:table-cell>
          <table:table-cell table:formula="of:=PRODUCT(ORG.LIBREOFFICE.RAWSUBTRACT( [.B65];5);2)" office:value-type="float" office:value="-10" calcext:value-type="float">
            <text:p>-10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0" calcext:value-type="float">
            <text:p>0</text:p>
          </table:table-cell>
          <table:table-cell table:formula="of:=PRODUCT(ORG.LIBREOFFICE.RAWSUBTRACT( [.B66];5);2)" office:value-type="float" office:value="-10" calcext:value-type="float">
            <text:p>-10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0" calcext:value-type="float">
            <text:p>0</text:p>
          </table:table-cell>
          <table:table-cell table:formula="of:=PRODUCT(ORG.LIBREOFFICE.RAWSUBTRACT( [.B67];5);2)" office:value-type="float" office:value="-10" calcext:value-type="float">
            <text:p>-10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0" calcext:value-type="float">
            <text:p>0</text:p>
          </table:table-cell>
          <table:table-cell table:formula="of:=PRODUCT(ORG.LIBREOFFICE.RAWSUBTRACT( [.B68];5);2)" office:value-type="float" office:value="-10" calcext:value-type="float">
            <text:p>-10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6" office:value-type="string" calcext:value-type="string">
            <text:p>The sheet uses these values to validate the input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104850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2:08:50.783789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5T12:11:10.279386385</dc:date>
    <meta:editing-duration>PT12H18M35S</meta:editing-duration>
    <meta:editing-cycles>36</meta:editing-cycles>
    <meta:generator>LibreOffice/6.4.3.2$Linux_X86_64 LibreOffice_project/40$Build-2</meta:generator>
    <meta:document-statistic meta:table-count="1" meta:cell-count="555" meta:object-count="0"/>
  </office:meta>
</office:document-meta>
</file>